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15cm"/>
    </style:style>
    <style:style style:name="gr4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color="#000000" draw:fill="solid" draw:fill-color="#ffcc99" fo:min-height="0.508cm"/>
    </style:style>
    <style:style style:name="gr7" style:family="graphic" style:parent-style-name="standard">
      <style:graphic-properties draw:stroke="none" svg:stroke-color="#000000" draw:fill="solid" draw:fill-color="#ffffff" fo:min-height="0.515cm"/>
    </style:style>
    <style:style style:name="gr8" style:family="graphic" style:parent-style-name="objectwithoutfill">
      <style:graphic-properties draw:stroke="dash" draw:stroke-dash="Ultrafine_20_2_20_Dots_20_3_20_Dashes" svg:stroke-width="0.051cm" svg:stroke-color="#b2b2b2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1" fo:font-size="11pt" style:font-size-asian="11pt" style:font-size-complex="11pt"/>
    </style:style>
    <style:style style:name="P3" style:family="paragraph">
      <style:paragraph-properties fo:margin-top="0.051cm" fo:margin-bottom="0.051cm"/>
      <style:text-properties style:font-name="DejaVu Sans Mono1" fo:font-size="11pt" style:font-size-asian="11pt" style:font-size-complex="11pt"/>
    </style:style>
    <style:style style:name="P4" style:family="paragraph">
      <style:text-properties style:font-name="DejaVu Sans Mono1" fo:font-size="11pt" style:font-size-asian="11pt" style:font-size-complex="11pt"/>
    </style:style>
    <style:style style:name="P5" style:family="paragraph">
      <style:paragraph-properties fo:margin-top="0.051cm" fo:margin-bottom="0.051cm" fo:text-align="center"/>
    </style:style>
    <style:style style:name="P6" style:family="paragraph">
      <style:paragraph-properties fo:margin-top="0.051cm" fo:margin-bottom="0.051cm" fo:text-align="center"/>
      <style:text-properties style:font-name="Courier1" fo:font-size="11pt" style:font-size-asian="11pt" style:font-size-complex="11pt"/>
    </style:style>
    <style:style style:name="P7" style:family="paragraph">
      <style:paragraph-properties fo:margin-top="0.051cm" fo:margin-bottom="0.051cm" fo:text-align="center"/>
      <style:text-properties style:font-name="Liberation Sans2" fo:font-size="11pt" style:font-size-asian="11pt" style:font-size-complex="11pt"/>
    </style:style>
    <style:style style:name="T1" style:family="text">
      <style:text-properties style:font-name="DejaVu Sans Mono1" fo:font-size="11pt" style:font-size-asian="11pt" style:font-size-complex="11pt"/>
    </style:style>
    <style:style style:name="T2" style:family="text">
      <style:text-properties style:font-name="DejaVu Sans Mono1" fo:font-size="11pt" fo:language="fr" fo:country="FR" style:font-size-asian="11pt" style:font-size-complex="11pt"/>
    </style:style>
    <style:style style:name="T3" style:family="text">
      <style:text-properties style:font-name="Courier1" fo:font-size="11pt" fo:language="fr" fo:country="FR" style:font-size-asian="11pt" style:font-size-complex="11pt"/>
    </style:style>
    <style:style style:name="T4" style:family="text">
      <style:text-properties style:font-name="Liberation Sans2" fo:font-size="11pt" fo:language="fr" fo:country="F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9cm" svg:height="2.032cm" svg:x="4.314cm" svg:y="8.603cm">
          <text:p text:style-name="P1"><text:span text:style-name="T1">Weaving the We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064cm" svg:height="2.032cm" svg:x="15.014cm" svg:y="8.603cm">
          <text:p text:style-name="P1"><text:span text:style-name="T1">Tim 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504cm" svg:y1="9.619cm" svg:x2="15.014cm" svg:y2="9.619cm" draw:start-shape="id1" draw:start-glue-point="10" draw:end-shape="id2" draw:end-glue-point="6" svg:d="M9504 9619h5510" svg:viewBox="0 0 5511 1">
          <text:p/>
        </draw:connector>
        <draw:custom-shape draw:style-name="gr1" draw:text-style-name="P2" xml:id="id3" draw:id="id3" draw:layer="layout" svg:width="4.064cm" svg:height="2.032cm" svg:x="15.015cm" svg:y="8.604cm">
          <text:p text:style-name="P1"><text:span text:style-name="T1">Tim 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5" draw:id="id5" draw:layer="layout" svg:width="2.429cm" svg:height="0.765cm" svg:x="10.693cm" svg:y="8.822cm">
          <draw:text-box>
            <text:p><text:span text:style-name="T2">Créateur</text:span></text:p>
          </draw:text-box>
        </draw:frame>
        <draw:custom-shape draw:style-name="gr4" draw:text-style-name="P2" xml:id="id4" draw:id="id4" draw:layer="layout" svg:width="2.532cm" svg:height="1.276cm" svg:x="15.716cm" svg:y="3.161cm">
          <text:p text:style-name="P1"><text:span text:style-name="T2">Person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7.047cm" svg:y1="8.604cm" svg:x2="16.982cm" svg:y2="4.437cm" draw:start-shape="id3" draw:end-shape="id4" draw:end-glue-point="8" svg:d="M17047 8604l-65-4167" svg:viewBox="0 0 66 4168">
          <text:p/>
        </draw:connector>
        <draw:frame draw:style-name="gr6" draw:text-style-name="P4" xml:id="id6" draw:id="id6" draw:layer="layout" svg:width="2.429cm" svg:height="0.758cm" svg:x="10.694cm" svg:y="3.429cm">
          <draw:text-box>
            <text:p><text:span text:style-name="T2">Créateur</text:span></text:p>
          </draw:text-box>
        </draw:frame>
        <draw:connector draw:style-name="gr5" draw:text-style-name="P1" draw:layer="layout" draw:type="line" svg:x1="11.907cm" svg:y1="8.822cm" svg:x2="11.908cm" svg:y2="4.187cm" draw:start-shape="id5" draw:start-glue-point="0" draw:end-shape="id6" draw:end-glue-point="2" svg:d="M11907 8822l1-4635" svg:viewBox="0 0 2 4636">
          <text:p/>
        </draw:connector>
        <draw:custom-shape draw:style-name="gr4" draw:text-style-name="P2" xml:id="id7" draw:id="id7" draw:layer="layout" svg:width="2.532cm" svg:height="1.276cm" svg:x="5.617cm" svg:y="3.162cm">
          <text:p text:style-name="P1"><text:span text:style-name="T1">Docu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909cm" svg:y1="8.603cm" svg:x2="6.883cm" svg:y2="4.438cm" draw:start-shape="id1" draw:start-glue-point="4" draw:end-shape="id7" draw:end-glue-point="8" svg:d="M6909 8603l-26-4165" svg:viewBox="0 0 27 4166">
          <text:p/>
        </draw:connector>
        <draw:connector draw:style-name="gr2" draw:text-style-name="P1" draw:layer="layout" draw:type="line" svg:x1="10.694cm" svg:y1="3.808cm" svg:x2="8.149cm" svg:y2="3.8cm" draw:start-shape="id6" draw:start-glue-point="3" draw:end-shape="id7" draw:end-glue-point="10" svg:d="M10694 3808l-2545-8" svg:viewBox="0 0 2546 9">
          <text:p/>
        </draw:connector>
        <draw:frame draw:style-name="gr7" draw:text-style-name="P6" draw:layer="layout" svg:width="2.546cm" svg:height="0.765cm" svg:x="15.726cm" svg:y="6.124cm">
          <draw:text-box>
            <text:p text:style-name="P5"><text:span text:style-name="T3">rdf:type</text:span></text:p>
          </draw:text-box>
        </draw:frame>
        <draw:frame draw:style-name="gr7" draw:text-style-name="P6" draw:layer="layout" svg:width="2.546cm" svg:height="0.765cm" svg:x="5.626cm" svg:y="6.2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4.445cm" svg:height="0.765cm" svg:x="7.127cm" svg:y="2.825cm">
          <draw:text-box>
            <text:p text:style-name="P5"><text:span text:style-name="T3">rdfs:domain</text:span></text:p>
          </draw:text-box>
        </draw:frame>
        <draw:line draw:style-name="gr8" draw:text-style-name="P1" draw:layer="layout" svg:x1="1.908cm" svg:y1="8.233cm" svg:x2="19.71cm" svg:y2="8.106cm">
          <text:p/>
        </draw:line>
        <draw:frame draw:style-name="gr3" draw:text-style-name="P7" draw:layer="layout" svg:width="4.046cm" svg:height="0.765cm" svg:x="0.91cm" svg:y="5.599cm">
          <draw:text-box>
            <text:p text:style-name="P5"><text:span text:style-name="T4">Couche RDFS </text:span></text:p>
          </draw:text-box>
        </draw:frame>
        <draw:frame draw:style-name="gr3" draw:text-style-name="P7" draw:layer="layout" svg:width="3.411cm" svg:height="0.765cm" svg:x="1.291cm" svg:y="9.373cm">
          <draw:text-box>
            <text:p text:style-name="P5"><text:span text:style-name="T4">Couche RDF</text:span></text:p>
          </draw:text-box>
        </draw:frame>
        <draw:custom-shape draw:style-name="gr9" draw:text-style-name="P1" draw:layer="layout" svg:width="17.807cm" svg:height="8.382cm" svg:x="1.5cm" svg:y="2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3.123cm" svg:y1="3.808cm" svg:x2="15.716cm" svg:y2="3.799cm" draw:start-shape="id6" draw:start-glue-point="1" draw:end-shape="id4" svg:d="M13123 3808l2593-9" svg:viewBox="0 0 2594 10">
          <text:p/>
        </draw:connector>
        <draw:connector draw:style-name="gr2" draw:text-style-name="P1" draw:layer="layout" draw:type="line" svg:x1="10.708cm" svg:y1="3.806cm" svg:x2="8.163cm" svg:y2="3.798cm" svg:d="M10708 3806l-2545-8" svg:viewBox="0 0 2546 9">
          <text:p/>
        </draw:connector>
        <draw:frame draw:style-name="gr3" draw:text-style-name="P6" draw:layer="layout" svg:width="4.445cm" svg:height="0.765cm" svg:x="12.228cm" svg:y="2.826cm">
          <draw:text-box>
            <text:p text:style-name="P5"><text:span text:style-name="T3">rdfs:ran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5-12-10T21:36:01.201047870</meta:creation-date>
    <dc:date>2015-12-10T23:05:46.851058512</dc:date>
    <dc:creator>Salah Eddine</dc:creator>
    <meta:editing-duration>PT1H7M9S</meta:editing-duration>
    <meta:editing-cycles>35</meta:editing-cycles>
    <meta:generator>LibreOffice/4.2.8.2$Linux_X86_64 LibreOffice_project/420m0$Build-2</meta:generator>
    <meta:document-statistic meta:object-count="22"/>
  </office:meta>
</office:document-meta>
</file>